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www.wikiwand.com/en/%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Source_Text"><text:span text:style-name="NormalTok">HelloWorld_Solution</text:span><text:span text:style-name="OperatorTok">.</text:span><text:span text:style-name="FunctionTok">sln</text:span></text:span> file</text:p>
        </text:list-item>
        <text:list-item>
          <text:p text:style-name="P2">Clicking the <text:span text:style-name="Source_Text"><text:span text:style-name="OperatorTok">.</text:span><text:span text:style-name="FunctionTok">sln</text:spa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Source_Text"><text:span text:style-name="OperatorTok">.</text:span><text:span text:style-name="FunctionTok">sln</text:span></text:span> file and look for an option to <text:span text:style-name="Source_Text"><text:span text:style-name="NormalTok">open with</text:span></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www.wikiwand.com/en/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r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 on trust, and you will have to trust us during this course. If you continue your study in our School, you will learn about <text:a xlink:type="simple" xlink:href="https://www.wikiwand.com/en/Virtualization" office:name=""><text:span text:style-name="Definition">virtualization</text:span></text:a>, that allows you to execute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have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p text:style-name="First_20_paragraph">For this part, everything will take place inside the IDE that was started previously.</text:p>
      <text:list text:style-name="L5">
        <text:list-item>
          <text:p text:style-name="P5">Within the IDE, first locate <text:span text:style-name="Source_Text"><text:span text:style-name="NormalTok">Program</text:span><text:span text:style-name="OperatorTok">.</text:span><text:span text:style-name="FunctionTok">cs</text:span></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Source_Text"><text:span text:style-name="NormalTok">Program</text:span><text:span text:style-name="OperatorTok">.</text:span><text:span text:style-name="FunctionTok">cs</text:span></text:span> double click on it. This is the <text:span text:style-name="T1">source code</text:span> of the application you are actually considering.</text:p>
        </text:list-item>
        <text:list-item>
          <text:p text:style-name="P5">Let’s compile this program. Look for an option to <text:span text:style-name="Source_Text"><text:span text:style-name="NormalTok">Build solution</text:span></text:span> and click on it. What happened?</text:p>
        </text:list-item>
        <text:list-item>
          <text:p text:style-name="P5">Let’s execute this program. The exact wording varies between different IDEs, but look for one of the following: <text:span text:style-name="Source_Text"><text:span text:style-name="NormalTok">Debug </text:span><text:span text:style-name="OperatorTok">&gt;</text:span><text:span text:style-name="NormalTok"><text:s text:c="1"/>Start without Debugging</text:span></text:span> or <text:span text:style-name="Source_Text"><text:span text:style-name="NormalTok">Run </text:span><text:span text:style-name="OperatorTok">&gt;</text:span><text:span text:style-name="NormalTok"><text:s text:c="1"/>Start without Debugging</text:span></text:span> or <text:span text:style-name="Source_Text"><text:span text:style-name="NormalTok">Run </text:span><text:span text:style-name="OperatorTok">&gt;</text:span><text:span text:style-name="NormalTok"><text:s text:c="1"/>Run Project</text:span></text:span> and click on it. What happened?</text:p>
        </text:list-item>
        <text:list-item>
          <text:p text:style-name="P5">You will <text:span text:style-name="T2">extensively</text:span> compile and execute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and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Source_Text"><text:span text:style-name="NormalTok">CSCI1301</text:span></text:span>)</text:p>
        </text:list-item>
        <text:list-item>
          <text:p text:style-name="P9">Create subfolder for the <text:span text:style-name="Source_Text"><text:span text:style-name="NormalTok">HelloWorld</text:span></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Source_Text"><text:span text:style-name="NormalTok">HelloWorld_Solution</text:span><text:span text:style-name="OperatorTok">.</text:span><text:span text:style-name="FunctionTok">sln</text:span></text:span> - this is called a solution file. It tells the IDE how to load your C# source code in the IDE.</text:p>
            </text:list-item>
            <text:list-item>
              <text:p text:style-name="P10"><text:span text:style-name="Source_Text"><text:span text:style-name="NormalTok">HelloWorld_Project</text:span><text:span text:style-name="OperatorTok">.</text:span><text:span text:style-name="FunctionTok">csproj</text:span></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Source_Text"><text:span text:style-name="NormalTok">Program</text:span><text:span text:style-name="OperatorTok">.</text:span><text:span text:style-name="FunctionTok">cs</text:span></text:span> - this is the actual source code of your program and where you write code.</text:p>
            </text:list-item>
          </text:list>
          <text:p text:style-name="P9">It is useful to understand the purpose and role of these different files (<text:span text:style-name="Source_Text"><text:span text:style-name="OperatorTok">.</text:span><text:span text:style-name="FunctionTok">sln</text:span></text:span>, <text:span text:style-name="Source_Text"><text:span text:style-name="OperatorTok">.</text:span><text:span text:style-name="FunctionTok">csproj</text:span></text:span>, <text:span text:style-name="Source_Text"><text:span text:style-name="OperatorTok">.</text:span><text:span text:style-name="FunctionTok">cs</text:span></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Source_Text"><text:span text:style-name="NormalTok">HelloWorld</text:span></text:span> folder) on the computer – or even better, share it with a classmate and ask them to complete the following steps with you, or do it <text:span text:style-name="T1">on a different computer</text:span>,</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Source_Text"><text:span text:style-name="NormalTok">HelloWorld_Solution</text:span><text:span text:style-name="OperatorTok">.</text:span><text:span text:style-name="FunctionTok">zip</text:span></text:span>, unzip it, and make sure you can build the solution and execute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www.wikiwand.com/en/Source_lines_of_code" office:name=""><text:span text:style-name="Definition">lines of code</text:span></text:a>; such a strategy would not be very efficient, to say the least. Yet mistakes happen, and for that very reason, programmers generally use <text:a xlink:type="simple" xlink:href="https://www.wikiwand.com/en/Version_control" office:name=""><text:span text:style-name="Definition">version control</text:span></text:a> which allows them to <text:span text:style-name="T1">undo indefinitely</text:span>! Look up <text:a xlink:type="simple" xlink:href="https://www.wikiwand.com/en/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Source_Text"><text:span text:style-name="NormalTok">Clean solution</text:span></text:span>. Cleaning is the action of removing all generated files (e.g. the compiled program).</text:p>
        </text:list-item>
        <text:list-item>
          <text:p text:style-name="P12">Close <text:span text:style-name="Source_Text"><text:span text:style-name="NormalTok">Solution Explorer</text:span></text:span> or <text:span text:style-name="Source_Text"><text:span text:style-name="NormalTok">Explorer</text:span></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Source_Text"><text:span text:style-name="NormalTok">C#</text:span></text:span>.</text:p>
        </text:list-item>
        <text:list-item>
          <text:p text:style-name="P13">Build the solution, and note that an error is reported. The IDE will report a build error similar to the following:</text:p>
          <text:p text:style-name="Preformatted_20_Text">
<text:span text:style-name="NormalTok">Build</text:span><text:span text:style-name="OperatorTok">:</text:span><text:span text:style-name="NormalTok"><text:s text:c="1"/></text:span><text:span text:style-name="DecValTok">0</text:span><text:span text:style-name="NormalTok"><text:s text:c="1"/>succeeded</text:span><text:span text:style-name="OperatorTok">,</text:span><text:span text:style-name="NormalTok"><text:s text:c="1"/></text:span><text:span text:style-name="DecValTok">1</text:span><text:span text:style-name="NormalTok"><text:s text:c="1"/>failed</text:span><text:span text:style-name="OperatorTok">,</text:span><text:span text:style-name="NormalTok"><text:s text:c="1"/></text:span><text:span text:style-name="DecValTok">0</text:span><text:span text:style-name="NormalTok"><text:s text:c="1"/>up</text:span><text:span text:style-name="OperatorTok">-</text:span><text:span text:style-name="NormalTok">to</text:span><text:span text:style-name="OperatorTok">-</text:span><text:span text:style-name="NormalTok">date</text:span><text:span text:style-name="OperatorTok">,</text:span><text:span text:style-name="NormalTok"><text:s text:c="1"/></text:span><text:span text:style-name="DecValTok">0</text:span><text:span text:style-name="NormalTok"><text:s text:c="1"/>skipped</text:span>
</text:p>
          <text:p text:style-name="P13">If you do not see an error, look in different tabs. If you still cannot see an error, open build output view from the IDE menu. It is usually labelled as <text:span text:style-name="Source_Text"><text:span text:style-name="NormalTok">View </text:span><text:span text:style-name="OperatorTok">&gt;</text:span><text:span text:style-name="NormalTok"><text:s text:c="1"/>Output</text:span></text:span>, <text:span text:style-name="Source_Text"><text:span text:style-name="NormalTok">View </text:span><text:span text:style-name="OperatorTok">&gt;</text:span><text:span text:style-name="NormalTok"><text:s text:c="1"/>Tool Windows </text:span><text:span text:style-name="OperatorTok">&gt;</text:span><text:span text:style-name="NormalTok"><text:s text:c="1"/>Build</text:span></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4">Remove the semicolon after <text:span text:style-name="Source_Text"><text:span text:style-name="KeywordTok">using</text:span><text:span text:style-name="NormalTok"><text:s text:c="1"/>System</text:span></text:span></text:p>
        </text:list-item>
        <text:list-item>
          <text:p text:style-name="P14">Replace <text:span text:style-name="Source_Text"><text:span text:style-name="KeywordTok">class</text:span><text:span text:style-name="NormalTok"><text:s text:c="1"/>Program</text:span></text:span> with <text:span text:style-name="Source_Text"><text:span text:style-name="KeywordTok">class</text:span><text:span text:style-name="NormalTok"><text:s text:c="1"/>TestOne</text:span></text:span></text:p>
        </text:list-item>
        <text:list-item>
          <text:p text:style-name="P14">Remove the brace (or “curly bracket”, i.e., the <text:span text:style-name="Source_Text"><text:span text:style-name="OperatorTok">}</text:span></text:span> symbol) at the last line.</text:p>
        </text:list-item>
        <text:list-item>
          <text:p text:style-name="P14">Add three new lines at the end of the file</text:p>
        </text:list-item>
        <text:list-item>
          <text:p text:style-name="P14">Replace <text:span text:style-name="Source_Text"><text:span text:style-name="NormalTok">Console</text:span><text:span text:style-name="OperatorTok">.</text:span><text:span text:style-name="FunctionTok">WriteLine</text:span></text:span> with <text:span text:style-name="Source_Text"><text:span text:style-name="NormalTok">CONSOLE</text:span><text:span text:style-name="OperatorTok">.</text:span><text:span text:style-name="FunctionTok">WriteLine</text:span></text:span></text:p>
        </text:list-item>
        <text:list-item>
          <text:p text:style-name="P14">Replace <text:span text:style-name="Source_Text"><text:span text:style-name="NormalTok">Console</text:span><text:span text:style-name="OperatorTok">.</text:span><text:span text:style-name="FunctionTok">WriteLine</text:span></text:span> with <text:span text:style-name="Source_Text"><text:span text:style-name="NormalTok">Console</text:span><text:span text:style-name="OperatorTok">.</text:span><text:span text:style-name="FunctionTok">WRITELINE</text:span></text:span></text:p>
        </text:list-item>
        <text:list-item>
          <text:p text:style-name="P14">Add a new line between <text:span text:style-name="Source_Text"><text:span text:style-name="NormalTok">Console</text:span><text:span text:style-name="OperatorTok">.</text:span></text:span> and <text:span text:style-name="Source_Text"><text:span text:style-name="NormalTok">WriteLine</text:span></text:span></text:p>
        </text:list-item>
        <text:list-item>
          <text:p text:style-name="P14">Add a new line between <text:span text:style-name="Source_Text"><text:span text:style-name="NormalTok">WriteLine</text:span></text:span> and <text:span text:style-name="Source_Text"><text:span text:style-name="OperatorTok">(</text:span></text:span></text:p>
        </text:list-item>
        <text:list-item>
          <text:p text:style-name="P14">Add a new line between <text:span text:style-name="Source_Text"><text:span text:style-name="NormalTok">Write</text:span></text:span> and <text:span text:style-name="Source_Text"><text:span text:style-name="NormalTok">Line</text:span></text:span></text:p>
        </text:list-item>
        <text:list-item>
          <text:p text:style-name="P14">Replace <text:span text:style-name="Source_Text"><text:span text:style-name="FunctionTok">Main</text:span><text:span text:style-name="OperatorTok">()</text:span></text:span> with <text:span text:style-name="Source_Text"><text:span text:style-name="FunctionTok">Method</text:span><text:span text:style-name="OperatorTok">()</text:span></text:span></text:p>
        </text:list-item>
        <text:list-item>
          <text:p text:style-name="P14">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24Z</meta:creation-date>
    <dc:date>2024-05-22T17:31:24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